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Times" officeooo:rsid="0018aad7" officeooo:paragraph-rsid="0018aad7"/>
    </style:style>
    <style:style style:name="P2" style:family="paragraph" style:parent-style-name="Standard" style:list-style-name="L1">
      <style:paragraph-properties fo:line-height="100%" fo:text-align="start" style:justify-single-word="false"/>
      <style:text-properties style:font-name="Times" officeooo:rsid="0018aad7" officeooo:paragraph-rsid="001937f3"/>
    </style:style>
    <style:style style:name="P3" style:family="paragraph" style:parent-style-name="Standard" style:list-style-name="L1">
      <style:paragraph-properties fo:line-height="100%" fo:text-align="start" style:justify-single-word="false"/>
      <style:text-properties style:font-name="Times" officeooo:rsid="0018aad7" officeooo:paragraph-rsid="0018aad7"/>
    </style:style>
    <style:style style:name="P4" style:family="paragraph" style:parent-style-name="Standard" style:list-style-name="L2">
      <style:paragraph-properties fo:line-height="100%" fo:text-align="start" style:justify-single-word="false"/>
      <style:text-properties style:font-name="Times" officeooo:rsid="0018aad7" officeooo:paragraph-rsid="0018aad7"/>
    </style:style>
    <style:style style:name="P5" style:family="paragraph" style:parent-style-name="Standard">
      <style:paragraph-properties fo:line-height="100%" fo:text-align="start" style:justify-single-word="false"/>
      <style:text-properties style:font-name="Times" fo:font-weight="bold" officeooo:rsid="001ef029" officeooo:paragraph-rsid="001ef029" style:font-weight-asian="bold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style:font-name="Times" fo:font-weight="bold" officeooo:rsid="00182069" officeooo:paragraph-rsid="00182069" style:font-weight-asian="bold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font-name="Times" fo:font-weight="bold" officeooo:rsid="0018aad7" officeooo:paragraph-rsid="0018aad7" style:font-weight-asian="bold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Times" fo:font-weight="bold" officeooo:rsid="0018aad7" officeooo:paragraph-rsid="001937f3" style:font-weight-asian="bold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style:font-name="Times" fo:font-weight="normal" officeooo:rsid="001ef029" officeooo:paragraph-rsid="001ef029" style:font-weight-asian="normal" style:font-weight-complex="normal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" fo:font-size="24pt" fo:font-weight="bold" officeooo:rsid="00182069" officeooo:paragraph-rsid="00182069" style:font-size-asian="24pt" style:font-weight-asian="bold" style:font-size-complex="24pt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style:font-name="Times" officeooo:rsid="00182069" officeooo:paragraph-rsid="00182069"/>
    </style:style>
    <style:style style:name="P12" style:family="paragraph" style:parent-style-name="Standard">
      <style:paragraph-properties fo:line-height="100%" fo:text-align="start" style:justify-single-word="false"/>
      <style:text-properties style:font-name="Times" officeooo:paragraph-rsid="00182069"/>
    </style:style>
    <style:style style:name="P13" style:family="paragraph" style:parent-style-name="Standard">
      <style:paragraph-properties fo:line-height="100%" fo:text-align="start" style:justify-single-word="false"/>
      <style:text-properties style:font-name="Times" officeooo:rsid="001a8451" officeooo:paragraph-rsid="001a8451"/>
    </style:style>
    <style:style style:name="P14" style:family="paragraph" style:parent-style-name="Standard" style:list-style-name="L4">
      <style:paragraph-properties fo:line-height="100%" fo:text-align="start" style:justify-single-word="false"/>
      <style:text-properties officeooo:rsid="001ef029" officeooo:paragraph-rsid="001ef029"/>
    </style:style>
    <style:style style:name="P15" style:family="paragraph" style:parent-style-name="Standard">
      <style:paragraph-properties fo:line-height="100%" fo:text-align="start" style:justify-single-word="false"/>
      <style:text-properties fo:font-weight="bold" officeooo:rsid="001ef029" officeooo:paragraph-rsid="001ef029" style:font-weight-asian="bold" style:font-weight-complex="bold"/>
    </style:style>
    <style:style style:name="P16" style:family="paragraph" style:parent-style-name="Standard">
      <style:paragraph-properties fo:line-height="100%" fo:text-align="start" style:justify-single-word="false"/>
      <style:text-properties fo:font-weight="bold" officeooo:rsid="002085ba" officeooo:paragraph-rsid="002085ba" style:font-weight-asian="bold" style:font-weight-complex="bold"/>
    </style:style>
    <style:style style:name="P17" style:family="paragraph" style:parent-style-name="Standard" style:list-style-name="L5">
      <style:paragraph-properties fo:line-height="100%" fo:text-align="start" style:justify-single-word="false"/>
      <style:text-properties fo:font-weight="normal" officeooo:rsid="002085ba" officeooo:paragraph-rsid="002085ba" style:font-weight-asian="normal" style:font-weight-complex="normal"/>
    </style:style>
    <style:style style:name="P18" style:family="paragraph" style:parent-style-name="Standard" style:list-style-name="L3">
      <style:paragraph-properties fo:line-height="100%" fo:text-align="start" style:justify-single-word="false"/>
      <style:text-properties officeooo:paragraph-rsid="001ef029"/>
    </style:style>
    <style:style style:name="P19" style:family="paragraph" style:parent-style-name="Standard">
      <style:paragraph-properties fo:margin-top="0.0791in" fo:margin-bottom="0.0791in" style:contextual-spacing="false" fo:line-height="100%" fo:text-align="center" style:justify-single-word="false"/>
      <style:text-properties officeooo:rsid="00182069" officeooo:paragraph-rsid="00182069"/>
    </style:style>
    <style:style style:name="P20" style:family="paragraph">
      <style:paragraph-properties fo:text-align="center"/>
      <style:text-properties fo:font-size="12pt"/>
    </style:style>
    <style:style style:name="P21" style:family="paragraph">
      <style:paragraph-properties fo:text-align="center"/>
    </style:style>
    <style:style style:name="T1" style:family="text">
      <style:text-properties officeooo:rsid="0018aad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"/>
    </style:style>
    <style:style style:name="T4" style:family="text">
      <style:text-properties style:font-name="Times" fo:font-weight="normal" style:font-weight-asian="normal" style:font-weight-complex="normal"/>
    </style:style>
    <style:style style:name="T5" style:family="text">
      <style:text-properties style:font-name="Times" fo:font-weight="normal" officeooo:rsid="001ef029" style:font-weight-asian="normal" style:font-weight-complex="normal"/>
    </style:style>
    <style:style style:name="T6" style:family="text">
      <style:text-properties style:font-name="Times" officeooo:rsid="002124a9"/>
    </style:style>
    <style:style style:name="T7" style:family="text">
      <style:text-properties officeooo:rsid="001937f3"/>
    </style:style>
    <style:style style:name="T8" style:family="text">
      <style:text-properties officeooo:rsid="002085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hang Chau Phan</text:p>
      <text:p text:style-name="P19"><text:span text:style-name="T3">linkedin.com/in/ - github.com/viktor-phan - </text:span><text:a xlink:type="simple" xlink:href="mailto:phan.ch@northeastern.edu" text:style-name="Internet_20_link" text:visited-style-name="Visited_20_Internet_20_Link"><text:span text:style-name="T3">phan.ch@northeastern.edu</text:span></text:a><text:span text:style-name="T3"> </text:span></text:p>
      <text:p text:style-name="P6">EDUCATION</text:p>
      <text:p text:style-name="P6"><draw:line text:anchor-type="paragraph" draw:z-index="0" draw:name="Shape1_0" draw:style-name="gr1" draw:text-style-name="P21" svg:x1="-0.0146in" svg:y1="-0.0138in" svg:x2="6.9402in" svg:y2="-0.0138in"><text:p/></draw:line></text:p>
      <text:p text:style-name="P11"><text:span text:style-name="T2">Northeastern University<text:tab/></text:span><text:tab/><text:tab/><text:tab/><text:tab/><text:tab/><text:tab/>January 2020 – <text:span text:style-name="T7">Present</text:span></text:p>
      <text:p text:style-name="P11">Bachelor of Science, Information Technology<text:tab/><text:tab/><text:tab/><text:tab/>GPA: 3.78</text:p>
      <text:p text:style-name="P11">Courses: Data Structures and Algorithms, Operating Systems, <text:s/></text:p>
      <text:p text:style-name="P12"/>
      <text:p text:style-name="P6">SKILLS</text:p>
      <text:p text:style-name="P6"><draw:line text:anchor-type="paragraph" draw:z-index="3" draw:name="Shape1_3" draw:style-name="gr1" draw:text-style-name="P20" svg:x1="-0.0268in" svg:y1="-0.0102in" svg:x2="6.9291in" svg:y2="-0.0102in"><text:p/></draw:line></text:p>
      <text:p text:style-name="P11">Languages: JavaScript/ TypeScript, Python, Java, SQL</text:p>
      <text:p text:style-name="P11">Tools: <text:span text:style-name="T1">MongoDB, Postgres, REST, NodeJS, Git, Jest, Material-UI, </text:span><text:span text:style-name="T8">Firebase</text:span></text:p>
      <text:p text:style-name="P1">Frameworks: Bootstrap4, ExpressJS, Mongoose, <text:s/>ReactJS, Flask (interested)</text:p>
      <text:p text:style-name="P1"/>
      <text:p text:style-name="P7">EXPERIENCE</text:p>
      <text:p text:style-name="P7"><draw:line text:anchor-type="paragraph" draw:z-index="2" draw:name="Shape1_2" draw:style-name="gr1" draw:text-style-name="P21" svg:x1="0.0209in" svg:y1="-0.0063in" svg:x2="6.9756in" svg:y2="-0.0063in"><text:p/></draw:line></text:p>
      <text:p text:style-name="P8">MbyM Commercial App</text:p>
      <text:list xml:id="list2125637097" text:style-name="L1">
        <text:list-item>
          <text:p text:style-name="P2">Developed script to initialize and create admin of operational system of the app</text:p>
        </text:list-item>
        <text:list-item>
          <text:p text:style-name="P2">Used [__] and [__] to send email to inform user of admin account creation and direct to reset password.</text:p>
        </text:list-item>
        <text:list-item>
          <text:p text:style-name="P2">Collaborated with Project Owner and co-worker to migrate the app from JavaScript to TypeScript.</text:p>
          <text:p text:style-name="P3"/>
        </text:list-item>
      </text:list>
      <text:p text:style-name="P7">PROJECTS</text:p>
      <text:p text:style-name="P7"><draw:line text:anchor-type="paragraph" draw:z-index="1" draw:name="Shape1_1" draw:style-name="gr1" draw:text-style-name="P21" svg:x1="-0.002in" svg:y1="0.0008in" svg:x2="6.9528in" svg:y2="0.0008in"><text:p/></draw:line></text:p>
      <text:p text:style-name="P7">Sorting Algorithms Visualizer</text:p>
      <text:list xml:id="list2220852324" text:style-name="L2">
        <text:list-item>
          <text:p text:style-name="P4">Use React and Typescript to create bar chart demonstration of an array and modify the animation</text:p>
        </text:list-item>
        <text:list-item>
          <text:p text:style-name="P4">Implement learned algorithms like Bubble Sort and Merge Sort to sort the visualization of the array</text:p>
        </text:list-item>
      </text:list>
      <text:p text:style-name="P5">Car Detailing Shop ERD</text:p>
      <text:list xml:id="list2596873824" text:style-name="L3">
        <text:list-item>
          <text:p text:style-name="P18"><text:span text:style-name="T5">Implementing database concepts to create schema and relationships for data of the Car Detailing Shop, final project for SQL course</text:span></text:p>
        </text:list-item>
      </text:list>
      <text:p text:style-name="P15"><text:span text:style-name="T3">Whatsapp Clone React/TypeScript</text:span></text:p>
      <text:list xml:id="list3302780842" text:style-name="L4">
        <text:list-item>
          <text:p text:style-name="P14"><text:span text:style-name="T4">Use React TypeScript to mock the user interface of Whatsapp chat app.</text:span></text:p>
        </text:list-item>
        <text:list-item>
          <text:p text:style-name="P14"><text:span text:style-name="T4">Hosted via Firebase and implement Firebase authorization.</text:span></text:p>
        </text:list-item>
      </text:list>
      <text:p text:style-name="P16"><text:span text:style-name="T3">Harry - <text:s/>Alexa basic clone</text:span></text:p>
      <text:list xml:id="list2521261370" text:style-name="L5">
        <text:list-item>
          <text:p text:style-name="P17"><text:span text:style-name="T3">Use Python3 to create basic mockup of Alexa, to record voice and play music, response to <text:s/>user command</text:span></text:p>
        </text:list-item>
        <text:list-item>
          <text:p text:style-name="P17"><text:span text:style-name="T3">Libraries used: pyttsx3, speech_recognition,</text:span><text:span text:style-name="T6"> pywhatkit</text:span><text:span text:style-name="T3"> </text:span></text:p>
        </text:list-item>
      </text:list>
      <text:p text:style-name="P9"/>
      <text:p text:style-name="P13">technology used: <text:s/>….</text:p>
      <text:p text:style-name="P13"/>
      <text:p text:style-name="P13">volunteer : </text:p>
      <text:p text:style-name="P13">student amboor:</text:p>
      <text:p text:style-name="P13"><text:soft-page-break/>inrter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2T22:32:07.086166769</meta:creation-date>
    <dc:date>2021-08-06T11:01:09.756822742</dc:date>
    <meta:editing-duration>P2DT12H11M14S</meta:editing-duration>
    <meta:editing-cycles>5</meta:editing-cycles>
    <meta:generator>LibreOffice/7.0.6.2$Linux_X86_64 LibreOffice_project/00$Build-2</meta:generator>
    <meta:document-statistic meta:table-count="0" meta:image-count="0" meta:object-count="0" meta:page-count="2" meta:paragraph-count="32" meta:word-count="230" meta:character-count="1560" meta:non-whitespace-character-count="1353"/>
  </office:meta>
</office:document-meta>
</file>